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4)">
            <text:p>sn(34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11cm" draw:caption-point-x="-0.61cm" draw:caption-point-y="1.372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4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2-23T09:38:04.47">
            <text:p>2020/2/23 9:38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23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020/02/23</text:date>, <text:time>09:3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2-23T09:38:03.83</dc:date>
    <dc:creator>iwabuchi ken</dc:creator>
    <meta:editing-duration>PT16H55M9S</meta:editing-duration>
    <meta:editing-cycles>52</meta:editing-cycles>
    <meta:generator>OpenOffice/4.1.3$Win32 OpenOffice.org_project/413m1$Build-9783</meta:generator>
    <meta:document-statistic meta:table-count="1" meta:cell-count="297" meta:object-count="0"/>
    <meta:user-defined meta:name="sheets-banding"/>
    <meta:user-defined meta:name="sheets-original-selection"/>
  </office:meta>
</office:document-meta>
</file>